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860d" draw:fill="solid" draw:fill-color="#ff8000" draw:opacity="100%" draw:textarea-horizontal-align="justify" draw:textarea-vertical-align="middle" draw:auto-grow-height="false" fo:min-height="0.178cm" fo:min-width="0.031cm"/>
    </style:style>
    <style:style style:name="gr2" style:family="graphic" style:parent-style-name="standard">
      <style:graphic-properties svg:stroke-width="0.811cm" svg:stroke-color="#ff8000" draw:marker-start-width="1.41cm" draw:marker-end-width="1.41cm" draw:fill="none" draw:fill-color="#ff8000" draw:textarea-horizontal-align="justify" draw:textarea-vertical-align="middle" draw:auto-grow-height="false" fo:min-height="0.924cm" fo:min-width="0.319cm" fo:padding-top="0.524cm" fo:padding-bottom="0.524cm" fo:padding-left="0.649cm" fo:padding-right="0.649cm"/>
      <style:paragraph-properties style:writing-mode="lr-tb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0.77cm"/>
    </style:style>
    <style:style style:name="P1" style:family="paragraph">
      <loext:graphic-properties draw:fill="solid" draw:fill-color="#ff8000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8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0.77cm" draw:transform="rotate (-0.609818040646819) translate (8.22cm 13.79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74.380165289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2.285cm" svg:height="2.788cm" svg:x="8.6cm" svg:y="10.779cm">
          <text:p text:style-name="P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953cm" svg:height="0.77cm" draw:transform="rotate (0.721693645699655) translate (10.869cm 14.2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74.380165289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0.953cm" svg:height="0.77cm" draw:transform="rotate (2.08025793545204) translate (11.771cm 11.48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74.380165289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0.953cm" svg:height="0.77cm" draw:transform="rotate (-2.99550859519787) translate (9.846cm 9.8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74.380165289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0.953cm" svg:height="0.77cm" draw:transform="rotate (-1.57847577550367) translate (7.809cm 11.66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74.380165289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4" draw:layer="layout" svg:width="1.27cm" svg:height="0.635cm" svg:x="10.334cm" svg:y="11.9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8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Yannick Le Goc</meta:initial-creator>
    <meta:creation-date>2024-08-01T16:57:33.267157794</meta:creation-date>
    <dc:date>2024-09-12T10:42:59.492117362</dc:date>
    <dc:creator>Yannick Le Goc</dc:creator>
    <meta:editing-duration>PT1H24M57S</meta:editing-duration>
    <meta:editing-cycles>9</meta:editing-cycles>
    <meta:generator>LibreOffice/7.3.7.2$Linux_X86_64 LibreOffice_project/30$Build-2</meta:generator>
    <meta:document-statistic meta:object-count="7"/>
  </office:meta>
</office:document-meta>
</file>